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8000000C7F3514D5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  <style:text-properties fo:language="en" fo:country="US" style:language-asian="zxx" style:country-asian="non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style:font-size-asian="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8pt" fo:language="en" fo:country="US" fo:font-weight="bold" style:font-size-asian="8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9pt" style:font-size-asian="9pt"/>
    </style:style>
    <style:style style:name="P8" style:family="paragraph" style:parent-style-name="Standard">
      <style:paragraph-properties fo:text-align="justify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" style:family="paragraph" style:parent-style-name="Text_20_body">
      <style:paragraph-properties fo:margin-left="0cm" fo:margin-right="0cm" fo:text-indent="1.249cm" style:auto-text-indent="false"/>
    </style:style>
    <style:style style:name="P13" style:family="paragraph" style:parent-style-name="Header">
      <style:paragraph-properties fo:margin-left="0cm" fo:margin-right="0cm" fo:text-align="justify" style:justify-single-word="false" fo:text-indent="1.249cm" style:auto-text-indent="false">
        <style:tab-stops/>
      </style:paragraph-properties>
    </style:style>
    <style:style style:name="P14" style:family="paragraph" style:parent-style-name="Title">
      <style:paragraph-properties fo:break-before="page"/>
    </style:style>
    <style:style style:name="P15" style:family="paragraph" style:parent-style-name="Header">
      <style:paragraph-properties fo:text-align="justify" style:justify-single-word="false">
        <style:tab-stops/>
      </style:paragraph-properties>
      <style:text-properties style:font-name="Arial"/>
    </style:style>
    <style:style style:name="P16" style:family="paragraph" style:parent-style-name="Header">
      <style:paragraph-properties>
        <style:tab-stops/>
      </style:paragraph-properties>
      <style:text-properties style:font-name="Arial" fo:font-size="8pt" style:font-size-asian="8pt"/>
    </style:style>
    <style:style style:name="P17" style:family="paragraph" style:parent-style-name="Header">
      <style:paragraph-properties>
        <style:tab-stops/>
      </style:paragraph-properties>
      <style:text-properties style:font-name="Arial" style:text-underline-style="solid" style:text-underline-width="auto" style:text-underline-color="font-color"/>
    </style:style>
    <style:style style:name="P18" style:family="paragraph" style:parent-style-name="Header">
      <style:paragraph-properties>
        <style:tab-stops/>
      </style:paragraph-properties>
      <style:text-properties style:font-name="Arial"/>
    </style:style>
    <style:style style:name="P19" style:family="paragraph" style:parent-style-name="Header">
      <style:paragraph-properties>
        <style:tab-stops/>
      </style:paragraph-properties>
    </style:style>
    <style:style style:name="P20" style:family="paragraph" style:parent-style-name="Header">
      <style:paragraph-properties fo:margin-left="8.742cm" fo:margin-right="0cm" fo:text-indent="0cm" style:auto-text-indent="false">
        <style:tab-stops/>
      </style:paragraph-properties>
      <style:text-properties style:font-name="Arial" fo:font-size="8pt" style:font-size-asian="8pt"/>
    </style:style>
    <style:style style:name="P21" style:family="paragraph" style:parent-style-name="Header">
      <style:paragraph-properties fo:margin-left="8.742cm" fo:margin-right="0cm" fo:text-indent="1.249cm" style:auto-text-indent="false">
        <style:tab-stops/>
      </style:paragraph-properties>
      <style:text-properties style:font-name="Arial" fo:font-size="8pt" style:font-size-asian="8pt"/>
    </style:style>
    <style:style style:name="P22" style:family="paragraph" style:parent-style-name="Title">
      <style:text-properties fo:language="zxx" fo:country="none" fo:font-weight="bold" style:language-asian="zxx" style:country-asian="none" style:font-weight-asian="bold" style:font-weight-complex="bold"/>
    </style:style>
    <style:style style:name="P23" style:family="paragraph" style:parent-style-name="Comment_20_Text">
      <style:text-properties style:font-name="Arial" fo:font-size="8pt" style:font-size-asian="8pt"/>
    </style:style>
    <style:style style:name="P24" style:family="paragraph" style:parent-style-name="Header">
      <style:paragraph-properties fo:margin-left="0.635cm" fo:margin-right="0cm" fo:text-align="justify" style:justify-single-word="false" fo:text-indent="0.614cm" style:auto-text-indent="false">
        <style:tab-stops/>
      </style:paragraph-properties>
      <style:text-properties style:font-name="Arial" fo:font-size="8pt" style:font-size-asian="8pt"/>
    </style:style>
    <style:style style:name="P25" style:family="paragraph" style:parent-style-name="Header">
      <style:paragraph-properties fo:margin-left="0cm" fo:margin-right="-1.429cm" fo:text-indent="0cm" style:auto-text-indent="false">
        <style:tab-stops/>
      </style:paragraph-properties>
    </style:style>
    <style:style style:name="P26" style:family="paragraph" style:parent-style-name="Heading_20_1">
      <style:text-properties fo:font-size="10pt" fo:font-weight="bold" style:font-size-asian="10pt" style:font-weight-asian="bold"/>
    </style:style>
    <style:style style:name="P27" style:family="paragraph" style:parent-style-name="Heading_20_1" style:master-page-name="Standard">
      <style:paragraph-properties style:page-number="auto"/>
      <style:text-properties fo:font-weight="bold" style:font-weight-asian="bold" style:font-weight-complex="bold"/>
    </style:style>
    <style:style style:name="P28" style:family="paragraph" style:parent-style-name="Heading_20_1">
      <style:paragraph-properties fo:break-before="page"/>
      <style:text-properties fo:font-size="10pt" fo:font-weight="bold" style:font-size-asian="10pt" style:font-weight-asian="bold"/>
    </style:style>
    <style:style style:name="P29" style:family="paragraph" style:parent-style-name="Heading_20_2">
      <style:paragraph-properties fo:break-before="page"/>
      <style:text-properties fo:font-weight="normal" style:font-weight-asian="normal"/>
    </style:style>
    <style:style style:name="P30" style:family="paragraph" style:parent-style-name="Header" style:list-style-name="WW8Num2">
      <style:paragraph-properties>
        <style:tab-stops/>
      </style:paragraph-properties>
      <style:text-properties style:font-name="Arial"/>
    </style:style>
    <style:style style:name="P31" style:family="paragraph" style:parent-style-name="Header">
      <style:paragraph-properties>
        <style:tab-stops/>
      </style:paragraph-properties>
      <style:text-properties style:font-name="Arial" fo:font-size="8pt" style:font-size-asian="8pt"/>
    </style:style>
    <style:style style:name="T1" style:family="text">
      <style:text-properties fo:font-size="9pt" style:font-size-asian="9pt"/>
    </style:style>
    <style:style style:name="T2" style:family="text">
      <style:text-properties fo:font-size="9pt" fo:font-weight="bold" style:font-size-asian="9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9pt" style:font-size-asian="9pt"/>
    </style:style>
    <style:style style:name="T6" style:family="text">
      <style:text-properties style:font-name="Arial" fo:font-size="9pt" fo:font-weight="bold" style:font-size-asian="9pt" style:font-weight-asian="bold" style:font-weight-complex="bold"/>
    </style:style>
    <style:style style:name="T7" style:family="text">
      <style:text-properties style:font-name="Arial" fo:font-size="9pt" fo:font-weight="bold" style:font-size-asian="9pt" style:font-weight-asian="bold" style:font-name-complex="Arial" style:font-weight-complex="bold"/>
    </style:style>
    <style:style style:name="T8" style:family="text">
      <style:text-properties style:font-name="Arial" fo:font-size="9pt" fo:language="en" fo:country="US" fo:font-weight="bold" style:font-size-asian="9pt" style:font-weight-asian="bold" style:font-weight-complex="bold"/>
    </style:style>
    <style:style style:name="T9" style:family="text">
      <style:text-properties style:font-name="Arial" fo:font-size="8pt" style:font-size-asian="8pt"/>
    </style:style>
    <style:style style:name="T10" style:family="text">
      <style:text-properties style:font-name="Arial" fo:font-size="8pt" style:font-size-asian="8pt" style:font-name-complex="Arial"/>
    </style:style>
    <style:style style:name="T11" style:family="text">
      <style:text-properties style:font-name="Arial" fo:font-size="8pt" fo:font-weight="bold" style:font-size-asian="8pt" style:font-weight-asian="bold" style:font-weight-complex="bold"/>
    </style:style>
    <style:style style:name="T12" style:family="text">
      <style:text-properties style:font-name="Arial" fo:font-size="8pt" fo:font-weight="bold" style:font-size-asian="8pt" style:font-weight-asian="bold" style:font-name-complex="Arial" style:font-weight-complex="bold"/>
    </style:style>
    <style:style style:name="T13" style:family="text">
      <style:text-properties style:font-name="Arial" fo:font-size="8pt" fo:language="en" fo:country="US" fo:font-weight="bold" style:font-size-asian="8pt" style:font-weight-asian="bold" style:font-weight-complex="bold"/>
    </style:style>
    <style:style style:name="T14" style:family="text">
      <style:text-properties style:font-name="Arial" fo:font-size="8pt" fo:language="en" fo:country="US" fo:font-weight="normal" style:font-size-asian="8pt" style:font-weight-asian="normal" style:font-weight-complex="normal"/>
    </style:style>
    <style:style style:name="T15" style:family="text">
      <style:text-properties style:font-name="Arial" fo:font-size="8pt" fo:font-weight="normal" style:font-size-asian="8pt" style:font-weight-asian="normal" style:font-weight-complex="normal"/>
    </style:style>
    <style:style style:name="T16" style:family="text">
      <style:text-properties style:font-name="Arial" style:text-underline-style="solid" style:text-underline-width="auto" style:text-underline-color="font-color"/>
    </style:style>
    <style:style style:name="T17" style:family="text">
      <style:text-properties style:font-name="Arial" fo:font-weight="bold" style:font-weight-asian="bold" style:font-weight-complex="bold"/>
    </style:style>
    <style:style style:name="T18" style:family="text">
      <style:text-properties fo:language="zxx" fo:country="none" fo:font-weight="bold" style:language-asian="zxx" style:country-asian="none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CONTRATO DE TRABALHO A TÍTULO DE EXPERIÊNCIA</text:h>
      <text:p text:style-name="P3"/>
      <text:p text:style-name="P12"/>
      <text:p text:style-name="P12"/>
      <text:p text:style-name="P12"><text:span text:style-name="T1">Entre a firma <text:s/>com sede em <text:s/>à rua , doravante designada simplesmente </text:span><text:span text:style-name="T2">EMPREGADORA</text:span><text:span text:style-name="T1"> e , portador da Carteira de Trabalho n</text:span><text:span text:style-name="T2">.º </text:span><text:span text:style-name="T1"><text:s/>Série , a seguir chamado apenas </text:span><text:span text:style-name="T2">EMPREGADO</text:span><text:span text:style-name="T1">, é celebrado o presente </text:span><text:span text:style-name="T2">CONTRATO DE EXPERIÊNCIA</text:span><text:span text:style-name="T1">, que terá vigência a Partir da data de início da prestação de serviços, de acordo com as condições a seguir especificadas :</text:span></text:p>
      <text:p text:style-name="P7"/>
      <text:p text:style-name="P7"/>
      <text:p text:style-name="P7"/>
      <text:p text:style-name="P2"><text:span text:style-name="T5"><text:s text:c="8"/>1 – Fica o </text:span><text:span text:style-name="T6">EMPREGADO</text:span><text:span text:style-name="T5"> admitido no quadro de funcionários da </text:span><text:span text:style-name="T6">EMPREGADORA</text:span><text:span text:style-name="T5"> para exercer as funções de <text:s text:c="2"/>mediante a remuneração de R$ </text:span><text:span text:style-name="T6">!GPE_SALARIO!</text:span><text:span text:style-name="T5"> <text:s/></text:span><text:span text:style-name="T6">(!GPE_EXTENSO_SAL!</text:span><text:span text:style-name="T5">), . A circunstancia, porem, de ser a função especificada não importa na intransferibilidade do </text:span><text:span text:style-name="T6">EMPREGADO</text:span><text:span text:style-name="T5"> para outro serviço, no qual demonstre melhor capacidade de adaptação desde que compatível com a sua condição pessoal.</text:span></text:p>
      <text:p text:style-name="P7"/>
      <text:p text:style-name="P7"/>
      <text:p text:style-name="P2"><text:span text:style-name="T5"><text:s text:c="8"/>2 – O horário de trabalho será anotado na sua ficha de registro e a eventual redução de jornada, por determinação da </text:span><text:span text:style-name="T6">EMPREGADORA</text:span><text:span text:style-name="T5">, não inovará este ajuste, permanecendo sempre íntegra a obrigação do </text:span><text:span text:style-name="T6">EMPREGADO</text:span><text:span text:style-name="T5"> de cumprir o horário que lhe for determinado, observando o limite legal.</text:span></text:p>
      <text:p text:style-name="P7"/>
      <text:p text:style-name="P7"/>
      <text:p text:style-name="P2"><text:span text:style-name="T5"><text:s text:c="8"/>3 – Obriga-se também o empregado a prestar serviços em horas extraordinárias, sempre que lhe for determinado pela </text:span><text:span text:style-name="T6">EMPREGADORA</text:span><text:span text:style-name="T5">, na forma prevista em Lei. <text:s/>Na hipótese desta faculdade pela </text:span><text:span text:style-name="T6">EMPREGADORA</text:span><text:span text:style-name="T5">, o </text:span><text:span text:style-name="T6">EMPREGADO</text:span><text:span text:style-name="T5"> receberá as horas extraordinárias com o acréscimo legal, salvo a ocorrência de compensação, com a conseqüente <text:s/>redução de jornada de trabalho em outro dia.</text:span></text:p>
      <text:p text:style-name="P7"/>
      <text:p text:style-name="P7"/>
      <text:p text:style-name="P2"><text:span text:style-name="T5"><text:s text:c="8"/>4 – Aceita o </text:span><text:span text:style-name="T6">EMPREGADO</text:span><text:span text:style-name="T5">, expressamente, a condição de prestar serviços em qualquer dos turnos de trabalho, isto é, tanto durante o dia como a noite, desde que sem simultaneidade, observadas as <text:s/>prescrições legais reguladoras do assunto, quanto à remuneração.</text:span></text:p>
      <text:p text:style-name="P7"/>
      <text:p text:style-name="P7"/>
      <text:p text:style-name="P2"><text:span text:style-name="T5"><text:s text:c="8"/>5 – Fica ajustado nos termos do que se dispõe o parágrafo 1º do artigo 469, da Consolidação das Leis de Trabalho, que o </text:span><text:span text:style-name="T6">EMPREGADO</text:span><text:span text:style-name="T5"> acatará à ordem emanada da </text:span><text:span text:style-name="T6">EMPREGADORA</text:span><text:span text:style-name="T5"> para a prestação de serviços tanto na localidade de celebração do Contrato de Trabalho, como em qualquer outra Cidade, Capital <text:s/>ou Vila do Território Nacional, quer essa transferência seja transitória, quer seja definitiva.</text:span></text:p>
      <text:p text:style-name="P7"/>
      <text:p text:style-name="P7"/>
      <text:p text:style-name="Text_20_body"><text:span text:style-name="T1"><text:s text:c="8"/>6 – No ato da assinatura deste contrato, o </text:span><text:span text:style-name="T2">EMPREGADO</text:span><text:span text:style-name="T1"> recebe o Regulamento Interno da Empresa cujas cláusulas fazem parte do Contrato de Trabalho, e a violação <text:s/>de qualquer delas implicará em sanção, cuja graduação dependerá da gravidade da mesma, culminando com a rescisão do contrato.</text:span></text:p>
      <text:p text:style-name="P7"/>
      <text:p text:style-name="P7"/>
      <text:p text:style-name="Text_20_body"><text:span text:style-name="T1"><text:s text:c="8"/>7 – Em caso de dano causado pelo </text:span><text:span text:style-name="T2">EMPREGADO</text:span><text:span text:style-name="T1">, fica a </text:span><text:span text:style-name="T2">EMPREGADORA</text:span><text:span text:style-name="T1">, autorizada a efetivar o desconto da importância correspondente ao prejuízo, o qual fará, com fundamento no parágrafo 1º do artigo 462 da Consolidação <text:s/>das Leis do Trabalho, já que essa possibilidade fica expressamente prevista em Contrato.</text:span></text:p>
      <text:p text:style-name="P7"/>
      <text:p text:style-name="P7"/>
      <text:p text:style-name="P2"><text:span text:style-name="T5"><text:s text:c="8"/>8 – O Presente Contrato, vigerá durante <text:s/>dias, sendo celebrado para as partes verificarem reciprocamente, a conveniência ou não de se vincular em caracter definitivo a um Contrato de Trabalho. <text:s/>A Empresa passando a conhecer as aptidões do </text:span><text:span text:style-name="T6">EMPREGADO</text:span><text:span text:style-name="T5"> e suas qualidades pessoais e morais; o </text:span><text:span text:style-name="T6">EMPREGADO</text:span><text:span text:style-name="T5"> verificando se o ambiente e os métodos de trabalho atendem à sua conveniência.</text:span></text:p>
      <text:p text:style-name="P7"/>
      <text:p text:style-name="P7"><text:tab/></text:p>
      <text:p text:style-name="P2"><text:span text:style-name="T5"><text:s text:c="8"/>9 – Opera-se a rescisão do presente Contrato pela decorrência do prazo <text:s/>supra ou por vontade de uma das partes; rescindindo-se por vontade do </text:span><text:span text:style-name="T6">EMPREGADO</text:span><text:span text:style-name="T5"> ou pela </text:span><text:span text:style-name="T6">EMPREGADORA</text:span><text:span text:style-name="T5">, fica esta obrigada a pagar 50% dos salários devidos até o final (metade do tempo combinado <text:s/>restante), nos termos do artigo 479 da C.L.T., sem prejuízo no Reg. do F.G.T.S.. Nenhum aviso prévio é devido pela rescisão do presente Contrato.</text:span></text:p>
      <text:p text:style-name="P7"/>
      <text:p text:style-name="P7"/>
      <text:p text:style-name="P2"><text:span text:style-name="T5"><text:s text:c="7"/>10 – Na hipótese deste ajuste transformar-se em Contrato de Prazo Indeterminado, pelo decurso o tempo, continuarão em plena <text:s/>vigência em poder da </text:span><text:span text:style-name="T6">EMPREGADORA</text:span><text:span text:style-name="T5">, e a Segunda com o </text:span><text:span text:style-name="T6">EMPREGADO</text:span><text:span text:style-name="T5">, que dela dará o competente recibo.</text:span></text:p>
      <text:p text:style-name="P7"/>
      <text:p text:style-name="P7"><text:soft-page-break/></text:p>
      <text:p text:style-name="P7"/>
      <text:p text:style-name="P11"><text:span text:style-name="T6">!GPE_CID_EMPRESA!</text:span><text:span text:style-name="T5">, </text:span><text:span text:style-name="T6">!GPE_DIA_ADMISSAO!</text:span><text:span text:style-name="T5"> <text:s/>de </text:span><text:span text:style-name="T6">!GPE_MES_ADMISSAO! </text:span><text:span text:style-name="T5">de <text:s/></text:span><text:span text:style-name="T6">!GPE_ANO_ADMISSAO! </text:span></text:p>
      <text:p text:style-name="P3"/>
      <text:p text:style-name="P23"/>
      <text:p text:style-name="P4">____________________________________________________________</text:p>
      <text:p text:style-name="P2"><text:span text:style-name="T10">Empresa: </text:span><text:span text:style-name="T7">!</text:span><text:span text:style-name="T12">GPE_NOME_EMPRESA</text:span><text:span text:style-name="T7">!</text:span></text:p>
      <text:p text:style-name="P3"/>
      <text:p text:style-name="P3"/>
      <text:p text:style-name="P3"/>
      <text:p text:style-name="P3">____________________________________________________________</text:p>
      <text:p text:style-name="P2"><text:span text:style-name="T9">Empregado: </text:span><text:span text:style-name="T6">!</text:span><text:span text:style-name="T13">GPE_NOME</text:span><text:span text:style-name="T8">!</text:span></text:p>
      <text:p text:style-name="P3"/>
      <text:p text:style-name="P3"/>
      <text:p text:style-name="P3"/>
      <text:p text:style-name="P3">____________________________________________________________</text:p>
      <text:p text:style-name="P2"><text:span text:style-name="T9">Testemunha: </text:span><text:span text:style-name="T6">!</text:span><text:span text:style-name="T13">GPE_TEXTO_01</text:span><text:span text:style-name="T8">!</text:span></text:p>
      <text:p text:style-name="P3"/>
      <text:p text:style-name="P3"/>
      <text:p text:style-name="P3"/>
      <text:p text:style-name="P3">____________________________________________________________</text:p>
      <text:p text:style-name="P2"><text:span text:style-name="T14">Testemunha:</text:span><text:span text:style-name="T13"> </text:span><text:span text:style-name="T8">!</text:span><text:span text:style-name="T13">GPE_TEXTO_02</text:span><text:span text:style-name="T8">!</text:span></text:p>
      <text:h text:style-name="P29" text:outline-level="2">Termo de Prorrogação de Contrato</text:h>
      <text:p text:style-name="P10"/>
      <text:p text:style-name="P10"/>
      <text:p text:style-name="P10">Por mútuo acordo entre as partes, fica o presente Contrato de Experiência, que deverias vencer nesta data prorrogado até <text:s/>de <text:s text:c="2"/>de .<text:tab/></text:p>
      <text:p text:style-name="P8"/>
      <text:p text:style-name="P8"/>
      <text:p text:style-name="P8"/>
      <text:p text:style-name="P11"><text:span text:style-name="T6">!GPE_CID_EMPRESA!</text:span><text:span text:style-name="T5">, </text:span><text:span text:style-name="T6">!GPE_DIA_ADMISSAO!</text:span><text:span text:style-name="T5"> <text:s/>de </text:span><text:span text:style-name="T6">!GPE_MES_ADMISSAO! </text:span><text:span text:style-name="T5">de <text:s/></text:span><text:span text:style-name="T6">!GPE_ANO_ADMISSAO! </text:span></text:p>
      <text:p text:style-name="P8"/>
      <text:p text:style-name="P8"/>
      <text:p text:style-name="P8"/>
      <text:p text:style-name="P3">____________________________________________________________</text:p>
      <text:p text:style-name="P2"><text:span text:style-name="T10">Empresa: </text:span><text:span text:style-name="T7">!</text:span><text:span text:style-name="T12">GPE_NOME_EMPRESA</text:span><text:span text:style-name="T7">!</text:span></text:p>
      <text:p text:style-name="P3"/>
      <text:p text:style-name="P3"/>
      <text:p text:style-name="P3"/>
      <text:p text:style-name="P3">____________________________________________________________</text:p>
      <text:p text:style-name="P2"><text:span text:style-name="T9">Empregado: </text:span><text:span text:style-name="T6">!</text:span><text:span text:style-name="T13">GPE_NOME</text:span><text:span text:style-name="T8">!</text:span></text:p>
      <text:p text:style-name="P3"/>
      <text:p text:style-name="P3"/>
      <text:p text:style-name="P3"/>
      <text:p text:style-name="P3">____________________________________________________________</text:p>
      <text:p text:style-name="P2"><text:span text:style-name="T9">Testemunha: </text:span><text:span text:style-name="T6">!</text:span><text:span text:style-name="T13">GPE_TEXTO_01</text:span><text:span text:style-name="T8">!</text:span></text:p>
      <text:p text:style-name="P3"/>
      <text:p text:style-name="P3"/>
      <text:p text:style-name="P3"/>
      <text:p text:style-name="P3">____________________________________________________________</text:p>
      <text:p text:style-name="P6"><text:span text:style-name="T19">Testemunha:</text:span> !GPE_TEXTO_02!</text:p>
      <text:p text:style-name="P22"/>
      <text:p text:style-name="P14"><text:span text:style-name="T18">Acordo para Compensação de </text:span><text:span text:style-name="T3"><text:s/>Horas de Trabalho</text:span></text:p>
      <text:p text:style-name="P5"/>
      <text:p text:style-name="P5"/>
      <text:p text:style-name="P10">Pelo presente acordo para compensação de horas, firmado entre a Empresa <text:s/>estabelecida em <text:s/>à <text:s text:c="2"/>com o ramo de Prestação de Serviço e seu empregado abaixo assinado portador da Carteira Profissional <text:s/>N.º <text:s/>Serie <text:s/>fica convencionado, com base no que faculta o artigo acima, que o horário normal de trabalho será o seguinte : </text:p>
      <text:p text:style-name="P8"/>
      <text:p text:style-name="P15"/>
      <text:p text:style-name="P15">De Segunda a Sexta Feira das <text:s text:c="3"/>com 1 hora de Refeição e descanso.</text:p>
      <text:p text:style-name="P15"/>
      <text:p text:style-name="P15"/>
      <text:p text:style-name="P15">Perfazendo o total de <text:s/>horas semanais.</text:p>
      <text:p text:style-name="P15"/>
      <text:p text:style-name="P15"/>
      <text:p text:style-name="P15">E pôr estarem de pleno acordo, <text:s/>as partes Contratantes assinam o presente acordo em duas vias, o qual vigorará até <text:s text:c="4"/>_______/______/__________</text:p>
      <text:p text:style-name="P16"/>
      <text:p text:style-name="P16"/>
      <text:p text:style-name="P3"/>
      <text:p text:style-name="P3"/>
      <text:p text:style-name="P3">_____________________________________________________ </text:p>
      <text:p text:style-name="P19"><text:span text:style-name="T9">Empregado:</text:span><text:span text:style-name="T11"> </text:span><text:span text:style-name="T6">!</text:span><text:span text:style-name="T11">GPE_NOME</text:span><text:span text:style-name="T6">!</text:span></text:p>
      <text:p text:style-name="P3"/>
      <text:p text:style-name="P3"/>
      <text:p text:style-name="P3">_____________________________________________________</text:p>
      <text:p text:style-name="P2"><text:span text:style-name="T15">Empresa:</text:span><text:span text:style-name="T11"> </text:span><text:span text:style-name="T6">!</text:span><text:span text:style-name="T12">GPE_NOME_EMPRESA</text:span><text:span text:style-name="T7">!</text:span></text:p>
      <text:h text:style-name="P28" text:outline-level="1"/>
      <text:h text:style-name="P26" text:outline-level="1">VALE TRANSPORTE</text:h>
      <text:p text:style-name="P9">DECRETO N.º 95.247 DE 17/11/87</text:p>
      <text:p text:style-name="P9">REG. A LEI N.º 7.418 DE 16/12/85</text:p>
      <text:p text:style-name="P9">ALT. LEI N.º 7.619 DE 30/09/87</text:p>
      <text:p text:style-name="P8"/>
      <text:p text:style-name="P13"><text:span text:style-name="T4">Eu, abaixo assinado, declaro sob as penas de Lei, meu endereço, bairro, cidade, estado, quantidade de ônibus, trem, metro, integração (ônibus + Metro) e/ou integração (ônibus + trem), que utilizo no deslocamento da </text:span><text:span text:style-name="T16">minha residência para o trabalho e vice-versa.</text:span></text:p>
      <text:p text:style-name="P17"/>
      <text:p text:style-name="P19"><text:span text:style-name="T4">Endereço:..... <text:s/></text:span><text:span text:style-name="T6">!</text:span><text:span text:style-name="T17">GPE_ENDERECO</text:span><text:span text:style-name="T6">!</text:span></text:p>
      <text:p text:style-name="P19"><text:span text:style-name="T4">Compl. End. : <text:s/></text:span><text:span text:style-name="T6">!</text:span><text:span text:style-name="T17">GPE_COMP_ENDER</text:span><text:span text:style-name="T6">!</text:span></text:p>
      <text:p text:style-name="P19"><text:span text:style-name="T4">Bairro:........... <text:s/></text:span><text:span text:style-name="T6">!</text:span><text:span text:style-name="T17">GPE_BAIRRO</text:span><text:span text:style-name="T6">!</text:span></text:p>
      <text:p text:style-name="P19"><text:span text:style-name="T4">Município:..... <text:s text:c="2"/></text:span><text:span text:style-name="T6">!</text:span><text:span text:style-name="T17">GPE_MUNICIPIO</text:span><text:span text:style-name="T6">!</text:span></text:p>
      <text:p text:style-name="P19"><text:span text:style-name="T4">Estado:......... <text:s/></text:span><text:span text:style-name="T6">!</text:span><text:span text:style-name="T17">GPE_ESTADO</text:span><text:span text:style-name="T6">!</text:span></text:p>
      <text:p text:style-name="P18"/>
      <text:p text:style-name="P18">Condução Utilizada </text:p>
      <text:p text:style-name="P18"/>
      <text:p text:style-name="P18">Tipo <text:s text:c="15"/>Quant. <text:s text:c="13"/>Valor <text:s text:c="16"/>Tipo <text:s text:c="18"/>Quant. <text:s text:c="12"/>Valor </text:p>
      <text:p text:style-name="P18"/>
      <text:p text:style-name="P18">Ônibus <text:s text:c="8"/>_______ <text:s text:c="10"/>_________ <text:s text:c="9"/>Trem <text:s text:c="13"/>_______ <text:s text:c="9"/>_________</text:p>
      <text:p text:style-name="P18"/>
      <text:p text:style-name="P18">Metro <text:s text:c="10"/>_______ <text:s text:c="10"/>_________ <text:s text:c="10"/>Integração <text:s text:c="4"/>_______ <text:s text:c="9"/>_________</text:p>
      <text:p text:style-name="P18"/>
      <text:p text:style-name="P18">Nome da(s) Companhia(s) de Ônibus </text:p>
      <text:p text:style-name="P18"/>
      <text:p text:style-name="P18">1) ________________________________________________________________</text:p>
      <text:p text:style-name="P18"/>
      <text:p text:style-name="P18">2) ________________________________________________________________</text:p>
      <text:p text:style-name="P18"/>
      <text:p text:style-name="P18">3) ________________________________________________________________</text:p>
      <text:p text:style-name="P18"/>
      <text:p text:style-name="P15">Obs.: Estou ciente de que, se o empregador constatar qualquer irregularidade ou falta grave na minha declara acima ou uso indevido do vale transporte, poderei ser dispensado de conformidade com o artigo 482 da C.L.T. e artigo 7 parágrafo 3 do decreto n.º 95.247 de 17/11/87.</text:p>
      <text:p text:style-name="P15"/>
      <text:list xml:id="list35680252" text:style-name="WW8Num2">
        <text:list-item>
          <text:p text:style-name="P30">Reconheço que me será descontado mensalmente uma parcela equivalente a 6 % do salário básico ou vencimento.</text:p>
        </text:list-item>
        <text:list-item>
          <text:p text:style-name="P30">Quando ocorrer mudança de endereço ou modificação do mio do serviço de transporte, deverá ser preenchida nova declaração :</text:p>
        </text:list-item>
      </text:list>
      <text:p text:style-name="P18"/>
      <text:p text:style-name="P11"><text:span text:style-name="T6">!GPE_CID_EMPRESA!</text:span><text:span text:style-name="T5">, </text:span><text:span text:style-name="T6">!GPE_DIA_ADMISSAO! </text:span><text:span text:style-name="T5"><text:s/>de </text:span><text:span text:style-name="T6">!GPE_MES_ADMISSAO!</text:span><text:span text:style-name="T5"> de <text:s/></text:span><text:span text:style-name="T6">!GPE_ANO_ADMISSAO!</text:span></text:p>
      <text:p text:style-name="P15"/>
      <text:p text:style-name="P19"><text:span text:style-name="T4">Carga Horária Mensal : <text:s/></text:span><text:span text:style-name="T6">!</text:span><text:span text:style-name="T17">GPE_HRS_MENSAIS</text:span><text:span text:style-name="T6">!</text:span><text:span text:style-name="T17"> </text:span><text:span text:style-name="T4">horas</text:span></text:p>
      <text:p text:style-name="P24"/>
      <text:p text:style-name="P16"/>
      <text:p text:style-name="P16"/>
      <text:p text:style-name="P20">_____________________________________</text:p>
      <text:p text:style-name="P21">Assinatura ou Polegar Direito<text:tab/></text:p>
      <text:p text:style-name="P16"/>
      <text:p text:style-name="P16"><draw:frame draw:style-name="fr1" draw:name="Quadro1" text:anchor-type="char" svg:x="8.56cm" svg:y="0.025cm" svg:width="7.631cm" svg:height="2.551cm" draw:z-index="5"><draw:text-box><text:h text:style-name="Heading_20_2" text:outline-level="2">E T I Q U E T A</text:h></draw:text-box></draw:frame>Novas Admissões </text:p>
      <text:p text:style-name="P25"/>
      <text:p text:style-name="P19"><text:span text:style-name="T9">Nome :.. <text:s/></text:span><text:span text:style-name="T6">!</text:span><text:span text:style-name="T11">GPE_NOME</text:span><text:span text:style-name="T6">!</text:span><text:span text:style-name="T9"> </text:span></text:p>
      <text:p text:style-name="P19"><text:span text:style-name="T9">R.G. N.º: <text:s/></text:span><text:span text:style-name="T11">!GPE_RG! / !GPE_RG_ORG! / !GPE_RG_ORG_UF!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8pt" style:font-size-asian="8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ment_20_Text" style:display-name="Comment Text" style:family="paragraph" style:parent-style-name="Standard"/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WW8Num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n" fo:country="US" style:language-asian="zxx" style:country-asian="none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499cm" fo:margin-left="1.138cm" fo:margin-right="1.1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cm" svg:y="0.007cm" svg:width="2.858cm" svg:height="0.552cm" draw:z-index="4"><draw:image xlink:href="Pictures/1000000000000408000000C7F3514D51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TRATO DE TRABALHO A TÍTULO DE EXPERIÊNCIA</dc:title>
    <meta:initial-creator>Microsiga Software S/A</meta:initial-creator>
    <meta:creation-date>2000-07-10T11:49:00</meta:creation-date>
    <dc:date>2012-07-04T15:53:51.42</dc:date>
    <meta:editing-cycles>18</meta:editing-cycles>
    <meta:editing-duration>PT01H02M50S</meta:editing-duration>
    <meta:generator>BrOffice.org/3.2$Win32 OpenOffice.org_project/320m18$Build-9502</meta:generator>
    <meta:document-statistic meta:table-count="0" meta:image-count="1" meta:object-count="0" meta:page-count="5" meta:paragraph-count="71" meta:word-count="977" meta:character-count="7401"/>
  </office:meta>
</office:document-meta>
</file>